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l" fo:country="GR" officeooo:rsid="0006cb36" officeooo:paragraph-rsid="0006cb3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l" fo:country="GR" officeooo:rsid="000cbb60" officeooo:paragraph-rsid="000cbb60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fo:language="el" fo:country="GR" officeooo:rsid="0006cb36" officeooo:paragraph-rsid="0006cb3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l" fo:country="GR" officeooo:rsid="000885c0" officeooo:paragraph-rsid="000885c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officeooo:rsid="000d7305" officeooo:paragraph-rsid="000d7305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9fb2"/>
    </style:style>
    <style:style style:name="T3" style:family="text">
      <style:text-properties fo:language="en" fo:country="US" officeooo:rsid="000b5aaf"/>
    </style:style>
    <style:style style:name="T4" style:family="text">
      <style:text-properties fo:language="en" fo:country="US" officeooo:rsid="000efd40"/>
    </style:style>
    <style:style style:name="T5" style:family="text">
      <style:text-properties officeooo:rsid="0009e205"/>
    </style:style>
    <style:style style:name="T6" style:family="text">
      <style:text-properties officeooo:rsid="000a9fb2"/>
    </style:style>
    <style:style style:name="T7" style:family="text">
      <style:text-properties officeooo:rsid="000b5aaf"/>
    </style:style>
    <style:style style:name="T8" style:family="text">
      <style:text-properties officeooo:rsid="000c0666"/>
    </style:style>
    <style:style style:name="T9" style:family="text">
      <style:text-properties officeooo:rsid="000cbb60"/>
    </style:style>
    <style:style style:name="T10" style:family="text">
      <style:text-properties officeooo:rsid="000ef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ΙΑ <text:span text:style-name="T1">TABLEAU (</text:span>ΚΡΑΣΙΑ)</text:p>
      <text:p text:style-name="P1"/>
      <text:p text:style-name="P1"/>
      <text:p text:style-name="P4">Στο <text:span text:style-name="T1">sheet 11 </text:span>το οποίο είναι το πρώτο δικό μου <text:span text:style-name="T5">προβάλει τις πιο δημοφιλείς ποικιλίες κρασιών, με βάση τον αριθμό της καθεμίας στην αγορά. </text:span><text:span text:style-name="T6">Στο </text:span><text:span text:style-name="T2">sheet 12 </text:span><text:span text:style-name="T6">προβάλλει τον αριθμό των κρασιών </text:span><text:span text:style-name="T7">στην αγορά με βάση την χρονολογία τους. Στο </text:span><text:span text:style-name="T3">sheet 13 </text:span><text:span text:style-name="T7">προβάλλει την μέση βαθμολογία των χωρών με κρασιά με χρονολογία από το 1990 και παλαιότερα. </text:span><text:span text:style-name="T8">Έτσι, αποδεικνύεται ότι η Πορτογαλία παίρνει την μεγαλύτερη βαθμολογία στα ΄΄καλά΄΄ κρασιά της αγοράς και αμέσως μετά ακολουθεί η Γαλλία. </text:span><text:span text:style-name="T9">Στις δύο πρώτες οπτικοποιήσεις δεν είχα άλλες αξιόλογες επιλογές και διάλεξα τις μπάρες. Στην τρίτη επέλεξα τον χάρτη αφού βασίζεται αυτή η οπτικοποίηση στις χώρες και πιο συγκεκριμένα διάλεξα η καθεμία να έχει διαφορετικό χρώμα ώστε να είναι πιο ευδιάκριτες οι χώρες.</text:span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ΕΡΓΑΣΙΑ <text:span text:style-name="T1">TABLEAU (Olympics)</text:span></text:p>
      <text:p text:style-name="P5">Αρχικά, στο <text:span text:style-name="T1">Dashboard </text:span>προβάλλεται<text:span text:style-name="T1"> </text:span>μια πίτα δείχνοντας μας ότι συμμετέχουν περισσότεροι άνδρες στους ολυμπιακούς από ότι γυναίκες. Στο αμέσως από κάτω γράφημα μπάρες μπορούμε να διακρίνουμε ομάδες που έχουν περισσότερες γυναίκες όπως η Κίνα, ο Καναδάς και άλλες. Το <text:span text:style-name="T1">sheet 2 </text:span>μας παρατάσσει τις ομάδες με τα περισσότερα μετάλλια <text:span text:style-name="T10">και σε συνδυασμό με το 3 μπορούμε να δούμε ότι οι πρωτοπόρες ομάδες στα μετάλλια αλλάζουν ανάλογα με το είδος των Ολυμπιακών (χειμερινοί-καλοκαιρινοί) δηλαδή την εποχή την οποία διεξάγονται. Παρατηρείται ότι ο Καναδάς είναι με διαφορά η πρώτη ομάδα στους χειμερινούς Ολυμπιακούς αγώνες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Link Tableau public: </text:span>https://public.tableau.com/app/profile/simos8651/viz/_16710120011030/Dashboard1#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11:02:51.619000000</meta:creation-date>
    <dc:date>2022-12-14T13:54:33.878000000</dc:date>
    <meta:editing-duration>PT9M11S</meta:editing-duration>
    <meta:editing-cycles>1</meta:editing-cycles>
    <meta:document-statistic meta:table-count="0" meta:image-count="0" meta:object-count="0" meta:page-count="2" meta:paragraph-count="5" meta:word-count="221" meta:character-count="1499" meta:non-whitespace-character-count="1282"/>
    <meta:generator>LibreOffice/7.3.4.2$Windows_X86_64 LibreOffice_project/728fec16bd5f605073805c3c9e7c4212a0120dc5</meta:generator>
  </office:meta>
</office:document-meta>
</file>